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7,112,200,725.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6,395,472,574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6,031,632,168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4,180,866,177.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4,574,986,536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4,321,655,656.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3,873,308,389.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3,872,459,249.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3,429,461,495.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3,379,258,565.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3,323,677,130.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2,662,612,348.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2,351,584,608.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2,281,482,855.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2,259,992,642.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2,115,836,353.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,706,698,099.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,482,437,752.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,491,891,108.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,576,672,791.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,587,345,951.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1,498,950,899.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1,465,448,290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3:46:58.44695849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5T14:20:42.647107674</dc:date>
    <meta:editing-duration>PT6H12M34S</meta:editing-duration>
    <meta:editing-cycles>171</meta:editing-cycles>
    <meta:generator>LibreOffice/7.2.6.2$Linux_X86_64 LibreOffice_project/20$Build-2</meta:generator>
    <meta:document-statistic meta:table-count="1" meta:cell-count="48" meta:object-count="0"/>
  </office:meta>
</office:document-meta>
</file>